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00" calcext:value-type="float">
            <text:p>100</text:p>
          </table:table-cell>
          <table:table-cell table:formula="of:=SUM([.G3];[.G31];[.G59];[.G87])" office:value-type="float" office:value="154100" calcext:value-type="float">
            <text:p>154100</text:p>
          </table:table-cell>
          <table:table-cell table:number-columns-repeated="2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80100" calcext:value-type="float">
            <text:p>80100</text:p>
          </table:table-cell>
          <table:table-cell table:number-columns-repeated="3"/>
          <table:table-cell table:formula="of:=[.K29]-[.K2]" office:value-type="float" office:value="213000" calcext:value-type="float">
            <text:p>213000</text:p>
          </table:table-cell>
          <table:table-cell table:formula="of:=[.K29]-60000-[.Q2]" office:value-type="float" office:value="2700" calcext:value-type="float">
            <text:p>27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3900" calcext:value-type="float">
            <text:p>3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table:formula="of:=[.K29]-[.J29]" office:value-type="float" office:value="-100" calcext:value-type="float">
            <text:p>-1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8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 table:style-name="ce15" table:formula="of:=SUM([.K2:.K27];[.K33];[.K34])" office:value-type="float" office:value="216800" calcext:value-type="float">
            <text:p>216800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11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3])" office:value-type="float" office:value="2070.14374170721" calcext:value-type="float">
            <text:p>2070.14374170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634.84962406015" calcext:value-type="float">
            <text:p>1634.849624060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1710.14374170721" calcext:value-type="float">
            <text:p>1710.1437417072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82:.F82])" office:value-type="float" office:value="1634.84962406015" calcext:value-type="float">
            <text:p>1634.849624060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2:.F82])" office:value-type="float" office:value="2070.14374170721" calcext:value-type="float">
            <text:p>2070.1437417072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:.D82];[.F82])" office:value-type="float" office:value="1701.72268907563" calcext:value-type="float">
            <text:p>1701.722689075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19" office:value-type="float" office:value="368.421052631579" calcext:value-type="float">
            <text:p>368.4210526316</text:p>
          </table:table-cell>
          <table:table-cell table:formula="of:=[.F59]/21" office:value-type="float" office:value="471.428571428571" calcext:value-type="float">
            <text:p>471.4285714286</text:p>
          </table:table-cell>
          <table:table-cell/>
          <table:table-cell table:formula="of:=SUM([.B82:.F82])" office:value-type="float" office:value="2070.14374170721" calcext:value-type="float">
            <text:p>2070.1437417072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0:.H84])" office:value-type="float" office:value="38528.7218045113" calcext:value-type="float">
            <text:p>38528.7218045113</text:p>
          </table:table-cell>
          <table:table-cell table:number-columns-repeated="11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1472.99498746867" calcext:value-type="float">
            <text:p>1472.994987468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:.D109];[.F109])" office:value-type="float" office:value="1450.37593984962" calcext:value-type="float">
            <text:p>1450.37593984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87:.H111])" office:value-type="float" office:value="36851.5664160401" calcext:value-type="float">
            <text:p>36851.566416040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0:13:06.159067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28T10:48:47.616717941</dc:date>
    <meta:editing-duration>P10DT13H43M35S</meta:editing-duration>
    <meta:editing-cycles>3271</meta:editing-cycles>
    <meta:generator>LibreOffice/4.2.8.2$Linux_X86_64 LibreOffice_project/420m0$Build-2</meta:generator>
    <meta:document-statistic meta:table-count="19" meta:cell-count="8912" meta:object-count="0"/>
  </office:meta>
</office:document-meta>
</file>